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RepeaterJXPathBinding.SimpleRepeaterJXPathBinding( JXPathBindingBuilderBase . CommonAttributes commonAtts , String repeaterId , String repeaterPath , String rowPath , boolean clearOnLoad , boolean deleteIfEmpty , JXPathBindingBase row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RepeaterJXPathBinding.enableLogging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RepeaterJXPathBinding.doSave( Widget frmModel , JXPathContext jct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impleRepeaterJXPathBind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RepeaterJXPathBinding.doLoad( Widget frmModel , JXPathContext jct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